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sans-serif" svg:font-family="sans-serif"/>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font-variant="normal" fo:text-transform="none" fo:color="#800000" style:text-line-through-style="none" style:font-name="Times New Roman1" fo:font-size="12pt" fo:letter-spacing="normal" fo:font-style="normal" style:text-underline-style="none" fo:font-weight="normal" style:text-blinking="false"/>
    </style:style>
    <style:style style:name="T24"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T25"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3.1.1.oxt&#13;Update file created : curly_fr-FR.update.xml&#13;&#13;04.07.2020 12:04: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3.1.1.oxt&#13;Update file created : curly_fr-FR-A.update.xml&#13;&#13;04.07.2020 12:04: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3.1.1.oxt&#13;Update file created : curly_fr-FR-L.update.xml&#13;&#13;04.07.2020 12:04: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700545261360437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200187521499812239" text:style-name="L2">
        <text:list-item>
          <text:p text:style-name="P48">Version 2.1.2 :</text:p>
        </text:list-item>
      </text:list>
      <text:list xml:id="list1986194533169634972" text:style-name="L3">
        <text:list-item>
          <text:list>
            <text:list-item>
              <text:p text:style-name="P49">Localized help : resolved non-functional hyperlink due to API incompatibility introduced by Apache OpenOffice 4.1 (and LibreOffice 4.0).</text:p>
            </text:list-item>
          </text:list>
        </text:list-item>
      </text:list>
      <text:list xml:id="list41322052" text:continue-list="list9200187521499812239" text:style-name="L2">
        <text:list-item>
          <text:p text:style-name="P48">Version 2.1.1 :</text:p>
        </text:list-item>
      </text:list>
      <text:list xml:id="list589610593531226839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1323027" text:continue-list="list41322052" text:style-name="L2">
        <text:list-item>
          <text:p text:style-name="P48">Version 2.1.0 :</text:p>
        </text:list-item>
      </text:list>
      <text:list xml:id="list701987232726349976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1320064" text:continue-list="list41323027" text:style-name="L2">
        <text:list-item>
          <text:p text:style-name="P48">Version 2.0.0 :</text:p>
        </text:list-item>
      </text:list>
      <text:list xml:id="list45492059892581410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1296157" text:continue-list="list41320064" text:style-name="L2">
        <text:list-item>
          <text:p text:style-name="P48">Version 1.5.3 :</text:p>
        </text:list-item>
      </text:list>
      <text:list xml:id="list464884489743901542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3135847742377413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884888344677382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5458729803654355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59058145147671651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50448249206359087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81372333797609536"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7950693075312393251"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20999729222755802"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82129630429364888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991402708200956214" text:style-name="L17">
        <text:list-item>
          <text:p text:style-name="P63">Arg1 : <text:span text:style-name="InstructionMacro">String</text:span> : mandatory, type of control used for the button</text:p>
        </text:list-item>
      </text:list>
      <text:list xml:id="list7433732635547206455"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122799470618746749"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30754237369863562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6649258383449891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679570195380727205"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80640455520603987"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44024626045413116"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79138133384064589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5234625019882495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44860833627763465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09241633467566873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4719553091041148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018247385244400550"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436835428150278516"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555132353518068801"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57302298595853290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8541211394031533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oft-page-break/>Smart quotes, typographical apostrophes, ellipses and so on. </text:p>
      <text:p text:style-name="descrText"><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8531501531495453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14375229240416315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5945925929497788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4192701367473310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4131928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5357163909677523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17524216594644671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4213644783184247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7</dc:date>
     <text:p>internal</text:p>
     <text:p>Page2</text:p>
     <text:p/>
    </office:annotation>Paragraph styles</text:p>
      <text:p text:style-name="P28"><office:annotation>
     <dc:creator>BM</dc:creator>
     <dc:date>2008-03-13T00:00:00.07</dc:date>
     <text:p>internal</text:p>
     <text:p>Page7</text:p>
     <text:p/>
    </office:annotation>Hyperlinks</text:p>
      <text:p text:style-name="hlp_5f_paragraph"><text:span text:style-name="T14"><office:annotation>
      <dc:creator>BM</dc:creator>
      <dc:date>2008-03-13T00:00:00.08</dc:date>
      <text:p>internal</text:p>
      <text:p>Page3</text:p>
      <text:p/>
     </office:annotation></text:span><text:span text:style-name="T14">Text formatting</text:span></text:p>
      <text:p text:style-name="P28"><office:annotation>
     <dc:creator>BM</dc:creator>
     <dc:date>2008-03-26T00:00:00.0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8</dc:date>
     <text:p>external</text:p>
     <text:p>text/swriter/main0210.xhp</text:p>
     <text:p/>
    </office:annotation><text:span text:style-name="T14">Preview topic</text:span> </text:p>
      <text:p text:style-name="hlp_5f_paragraph">This hyperlink displays <text:s/><office:annotation>
     <dc:creator>BM</dc:creator>
     <dc:date>2008-03-15T00:00:00.0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296349" text:continue-list="list714375229240416315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1312040" text:continue-list="list4131928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9</dc:date>
     <text:p text:style-name="P85"><text:span text:style-name="T25">image</text:span></text:p>
     <text:p text:style-name="P85"><text:span text:style-name="T25">Images/Help/dontfeedtrolls.gif</text:span></text:p>
     <text:p text:style-name="P85"><text:span text:style-name="T25">icon</text:span></text:p>
     <text:p text:style-name="P85"><text:span text:style-name="T25"/></text:p>
    </office:annotation> within a text.</text:p>
      <text:p text:style-name="hlp_5f_paragraph"><text:line-break/><text:line-break/>Now a bigger image in a blank line.</text:p>
      <text:p text:style-name="hlp_5f_paragraph"><office:annotation>
     <dc:creator>Bernard Marcelly</dc:creator>
     <dc:date>2009-01-24T10:50:50.09</dc:date>
     <text:p text:style-name="P85"><text:span text:style-name="T25">image</text:span></text:p>
     <text:p text:style-name="P85"><text:span text:style-name="T25">Images/Help/sailingShip.wmf</text:span></text:p>
     <text:p text:style-name="P85"><text:span text:style-name="T25">Old sailing ship</text:span></text:p>
     <text:p text:style-name="P85"><text:span text:style-name="T25"/></text:p>
    </office:annotation></text:p>
      <text:p text:style-name="hlp_5f_paragraph"/>
      <text:p text:style-name="hlp_5f_paragraph"><text:line-break/><text:line-break/>Finally an image<office:annotation>
     <dc:creator>Bernard Marcelly</dc:creator>
     <dc:date>2009-01-24T20:53:22.09</dc:date>
     <text:p text:style-name="P85"><text:span text:style-name="T25">imageOOo</text:span></text:p>
     <text:p text:style-name="P85"><text:span text:style-name="T25">sd/res/get1obj.png</text:span></text:p>
    </office:annotation> from OpenOffice resources</text:p>
      <text:p text:style-name="hlp_5f_page">Page10 : Creating the Help tree</text:p>
      <text:list xml:id="list41314403" text:continue-list="list4129634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Curly quotes” extension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curly quotes" help</text:p>
      <text:list xml:id="list41308695" text:continue-list="list41314403"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fr-FR: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41315020" text:continue-list="list41312040"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41299313"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41309343"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41324915"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41321688" text:continue-numbering="true" text:style-name="hlp_5f_list_5f_dot">
        <text:list-item>
          <text:p text:style-name="hlp_5f_list_5f_dot"><text:soft-page-break/>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41298496" text:continue-list="list41308695" text:style-name="hlp_5f_tag">
        <text:list-item>
          <text:p text:style-name="hlp_5f_tag">Index Writer = Curly quotes;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41321392" text:continue-list="list41321688"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41320723"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41318341"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41313107"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41327916"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sans-serif" svg:font-family="sans-serif"/>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3</text:page-number>/<text:page-count>53</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3" meta:paragraph-count="1280" meta:word-count="13804" meta:character-count="8543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3.1.1")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master/oxt-fr-FR/", "https://raw.githubusercontent.com/peter88213/curly/master/oxt-fr-FR/")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